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2.578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any_5f_lights_5f_rev2_5f_bom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F" fo:font-size="12pt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y_lights_rev2_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pecs</text:p>
          </table:table-cell>
          <table:table-cell table:style-name="ce1" office:value-type="string">
            <text:p>Manufacturer#</text:p>
          </table:table-cell>
          <table:table-cell table:style-name="ce1" office:value-type="string">
            <text:p>Distributor#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>
            <text:p>C1-2</text:p>
          </table:table-cell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table:style-name="ce5" office:value-type="string">
            <text:p>CAP CER 10UF 6.3V X5R 0603 </text:p>
          </table:table-cell>
          <table:table-cell table:style-name="ce5" office:value-type="string">
            <text:p>CL10A106MQ8NNNC </text:p>
          </table:table-cell>
          <table:table-cell table:style-name="ce5" office:value-type="string">
            <text:p>1276-1119-1-ND </text:p>
          </table:table-cell>
          <table:table-cell office:value-type="string">
            <text:p>Samsung</text:p>
          </table:table-cell>
          <table:table-cell table:number-columns-repeated="1017"/>
        </table:table-row>
        <table:table-row table:style-name="ro2"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float" office:value="1">
            <text:p>1</text:p>
          </table:table-cell>
          <table:table-cell table:style-name="ce6" office:value-type="string">
            <text:p>CAP CER 0.1UF 16V X7R 0603</text:p>
          </table:table-cell>
          <table:table-cell table:style-name="ce5" office:value-type="string">
            <text:p>C0603C104J4RACTU </text:p>
          </table:table-cell>
          <table:table-cell table:style-name="ce5" office:value-type="string">
            <text:p>399-1097-1-ND </text:p>
          </table:table-cell>
          <table:table-cell office:value-type="string">
            <text:p>Kemet</text:p>
          </table:table-cell>
          <table:table-cell table:number-columns-repeated="1017"/>
        </table:table-row>
        <table:table-row table:style-name="ro2">
          <table:table-cell office:value-type="string">
            <text:p>C5-8, 12-14,25</text:p>
          </table:table-cell>
          <table:table-cell office:value-type="string">
            <text:p>.1uF</text:p>
          </table:table-cell>
          <table:table-cell office:value-type="float" office:value="7">
            <text:p>7</text:p>
          </table:table-cell>
          <table:table-cell office:value-type="string">
            <text:p>0.1UF 16V 10% X5R 0402</text:p>
          </table:table-cell>
          <table:table-cell office:value-type="string">
            <text:p>GRM155R61C104KA88D</text:p>
          </table:table-cell>
          <table:table-cell table:style-name="ce8" office:value-type="string">
            <text:p>490-5415-1-ND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2">
          <table:table-cell office:value-type="string">
            <text:p>C9-10</text:p>
          </table:table-cell>
          <table:table-cell office:value-type="string">
            <text:p>4.7uF</text:p>
          </table:table-cell>
          <table:table-cell office:value-type="float" office:value="2">
            <text:p>2</text:p>
          </table:table-cell>
          <table:table-cell table:style-name="ce5" office:value-type="string">
            <text:p>CAP CER 4.7UF 6.3V X5R 0402</text:p>
          </table:table-cell>
          <table:table-cell table:style-name="ce5" office:value-type="string">
            <text:p>GRM155R60J475ME47D </text:p>
          </table:table-cell>
          <table:table-cell table:style-name="ce5" office:value-type="string">
            <text:p>490-5915-1-ND 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2">
          <table:table-cell office:value-type="string">
            <text:p>C11</text:p>
          </table:table-cell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office:value-type="string">
            <text:p>10000PF 50V 10% X7R 0402</text:p>
          </table:table-cell>
          <table:table-cell office:value-type="string">
            <text:p>GRM155R71H103KA88D</text:p>
          </table:table-cell>
          <table:table-cell table:style-name="ce8" office:value-type="string">
            <text:p>490-4516-1-ND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2">
          <table:table-cell office:value-type="string">
            <text:p>C15-19</text:p>
          </table:table-cell>
          <table:table-cell office:value-type="string">
            <text:p>1.0uF</text:p>
          </table:table-cell>
          <table:table-cell office:value-type="float" office:value="5">
            <text:p>5</text:p>
          </table:table-cell>
          <table:table-cell office:value-type="string">
            <text:p>CAP CER 1UF 6.3V X5R 0402</text:p>
          </table:table-cell>
          <table:table-cell office:value-type="string">
            <text:p><text:s/>GRM155R60J105KE19D </text:p>
          </table:table-cell>
          <table:table-cell office:value-type="string">
            <text:p>490-1320-1-ND 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2">
          <table:table-cell office:value-type="string">
            <text:p>C24</text:p>
          </table:table-cell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 table:style-name="ce7" office:value-type="string">
            <text:p>CAP CER 10UF 4V X5R 0402</text:p>
          </table:table-cell>
          <table:table-cell table:style-name="ce5" office:value-type="string">
            <text:p>GRM155R60G106ME44D </text:p>
          </table:table-cell>
          <table:table-cell table:style-name="ce5" office:value-type="string">
            <text:p>490-10693-1-ND 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2">
          <table:table-cell office:value-type="string">
            <text:p>C20-23</text:p>
          </table:table-cell>
          <table:table-cell office:value-type="string">
            <text:p>100uF</text:p>
          </table:table-cell>
          <table:table-cell office:value-type="float" office:value="4">
            <text:p>4</text:p>
          </table:table-cell>
          <table:table-cell table:style-name="ce5" office:value-type="string">
            <text:p>CAP ALUM 100UF 20% 35V RADIAL</text:p>
          </table:table-cell>
          <table:table-cell table:style-name="ce5" office:value-type="string">
            <text:p>35ZLH100MEFC6.3X11 </text:p>
          </table:table-cell>
          <table:table-cell table:style-name="ce5" office:value-type="string">
            <text:p>1189-1300-ND </text:p>
          </table:table-cell>
          <table:table-cell office:value-type="string">
            <text:p>Rubycon</text:p>
          </table:table-cell>
          <table:table-cell table:number-columns-repeated="1017"/>
        </table:table-row>
        <table:table-row table:style-name="ro2">
          <table:table-cell office:value-type="string">
            <text:p>C3</text:p>
          </table:table-cell>
          <table:table-cell office:value-type="string">
            <text:p>470uF</text:p>
          </table:table-cell>
          <table:table-cell office:value-type="float" office:value="1">
            <text:p>1</text:p>
          </table:table-cell>
          <table:table-cell table:style-name="ce5" office:value-type="string">
            <text:p>470uF 10 Volts 20% Radial</text:p>
          </table:table-cell>
          <table:table-cell table:style-name="ce5" office:value-type="string">
            <text:p>477CKE010M</text:p>
          </table:table-cell>
          <table:table-cell table:style-name="ce5" office:value-type="string">
            <text:p>598-477CKE010M </text:p>
          </table:table-cell>
          <table:table-cell office:value-type="string">
            <text:p>Cornell Dubili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8"/>
          <table:table-cell table:number-columns-repeated="1020"/>
        </table:table-row>
        <table:table-row table:style-name="ro1">
          <table:table-cell office:value-type="string">
            <text:p>FB1</text:p>
          </table:table-cell>
          <table:table-cell office:value-type="string">
            <text:p>FB</text:p>
          </table:table-cell>
          <table:table-cell office:value-type="float" office:value="1">
            <text:p>1</text:p>
          </table:table-cell>
          <table:table-cell office:value-type="string">
            <text:p>30Ohm @100MHz, 10mOhm DC, 0603</text:p>
          </table:table-cell>
          <table:table-cell office:value-type="string">
            <text:p>CIS10P300AC</text:p>
          </table:table-cell>
          <table:table-cell office:value-type="string">
            <text:p>1276-6353-1-ND</text:p>
          </table:table-cell>
          <table:table-cell office:value-type="string">
            <text:p>Samsung</text:p>
          </table:table-cell>
          <table:table-cell table:number-columns-repeated="1017"/>
        </table:table-row>
        <table:table-row table:style-name="ro2">
          <table:table-cell office:value-type="string">
            <text:p>R1-2,31-36</text:p>
          </table:table-cell>
          <table:table-cell office:value-type="string">
            <text:p>20k</text:p>
          </table:table-cell>
          <table:table-cell office:value-type="float" office:value="2">
            <text:p>2</text:p>
          </table:table-cell>
          <table:table-cell table:style-name="ce6" office:value-type="string">
            <text:p>RES SMD 20K OHM 1% 1/10W 0603 </text:p>
          </table:table-cell>
          <table:table-cell table:style-name="ce6" office:value-type="string">
            <text:p>RC0603FR-0720KL </text:p>
          </table:table-cell>
          <table:table-cell table:style-name="ce6" office:value-type="string">
            <text:p>311-20.0KHRCT-ND 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2">
          <table:table-cell office:value-type="string">
            <text:p>R3</text:p>
          </table:table-cell>
          <table:table-cell office:value-type="string">
            <text:p>10Ohm</text:p>
          </table:table-cell>
          <table:table-cell office:value-type="float" office:value="1">
            <text:p>1</text:p>
          </table:table-cell>
          <table:table-cell table:style-name="ce6" office:value-type="string">
            <text:p>SMD 1/4W 10ohm 1% </text:p>
          </table:table-cell>
          <table:table-cell table:style-name="ce6" office:value-type="string">
            <text:p>RL1220S-100-F</text:p>
          </table:table-cell>
          <table:table-cell table:style-name="ce6" office:value-type="string">
            <text:p>754-RL1220S-100-F </text:p>
          </table:table-cell>
          <table:table-cell office:value-type="string">
            <text:p>Susumu</text:p>
          </table:table-cell>
          <table:table-cell table:number-columns-repeated="1017"/>
        </table:table-row>
        <table:table-row table:style-name="ro2">
          <table:table-cell office:value-type="string">
            <text:p>R4-5</text:p>
          </table:table-cell>
          <table:table-cell office:value-type="string">
            <text:p>100k</text:p>
          </table:table-cell>
          <table:table-cell office:value-type="float" office:value="2">
            <text:p>2</text:p>
          </table:table-cell>
          <table:table-cell table:style-name="ce6" office:value-type="string">
            <text:p>RES SMD 100K OHM 1% 1/8W 0805 </text:p>
          </table:table-cell>
          <table:table-cell table:style-name="ce6" office:value-type="string">
            <text:p>RC0805FR-07100KL</text:p>
          </table:table-cell>
          <table:table-cell table:style-name="ce6" office:value-type="string">
            <text:p>311-100KCRCT-ND </text:p>
          </table:table-cell>
          <table:table-cell table:style-name="ce6" office:value-type="string">
            <text:p>Yageo</text:p>
          </table:table-cell>
          <table:table-cell table:number-columns-repeated="1017"/>
        </table:table-row>
        <table:table-row table:style-name="ro2">
          <table:table-cell office:value-type="string">
            <text:p>R6</text:p>
          </table:table-cell>
          <table:table-cell table:style-name="ce3"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RES SMD 560 OHM 1% 1/10W 0603</text:p>
          </table:table-cell>
          <table:table-cell office:value-type="string">
            <text:p>RC0603FR-07560RL</text:p>
          </table:table-cell>
          <table:table-cell office:value-type="string">
            <text:p>311-560HRCT-ND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2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office:value-type="string">
            <text:p>10K OHM 5% 1/4W 0603</text:p>
          </table:table-cell>
          <table:table-cell office:value-type="string">
            <text:p>ESR03EZPJ103</text:p>
          </table:table-cell>
          <table:table-cell office:value-type="string">
            <text:p>RHM10KDCT-ND</text:p>
          </table:table-cell>
          <table:table-cell office:value-type="string">
            <text:p>Rohm</text:p>
          </table:table-cell>
          <table:table-cell table:number-columns-repeated="1017"/>
        </table:table-row>
        <table:table-row table:style-name="ro2">
          <table:table-cell office:value-type="string">
            <text:p>R8,23-29</text:p>
          </table:table-cell>
          <table:table-cell office:value-type="string">
            <text:p>845Ohm</text:p>
          </table:table-cell>
          <table:table-cell office:value-type="float" office:value="1">
            <text:p>1</text:p>
          </table:table-cell>
          <table:table-cell table:style-name="ce6" office:value-type="string">
            <text:p>RES 845 OHM 0.4W 1% AXIAL</text:p>
          </table:table-cell>
          <table:table-cell table:style-name="ce6" office:value-type="string">
            <text:p>SFR2500008450FR500 </text:p>
          </table:table-cell>
          <table:table-cell table:style-name="ce6" office:value-type="string">
            <text:p>PPC845YCT-ND </text:p>
          </table:table-cell>
          <table:table-cell office:value-type="string">
            <text:p>Vishay</text:p>
          </table:table-cell>
          <table:table-cell table:number-columns-repeated="1017"/>
        </table:table-row>
        <table:table-row table:style-name="ro2">
          <table:table-cell office:value-type="string">
            <text:p>R9</text:p>
          </table:table-cell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 table:style-name="ce6" office:value-type="string">
            <text:p>SMD 1/10watt 1.0Mohms 1% </text:p>
          </table:table-cell>
          <table:table-cell table:style-name="ce6" office:value-type="string">
            <text:p>CRCW06031M00FKEA</text:p>
          </table:table-cell>
          <table:table-cell table:style-name="ce6" office:value-type="string">
            <text:p>71-CRCW0603-1.0M-E3 </text:p>
          </table:table-cell>
          <table:table-cell office:value-type="string">
            <text:p>Vishay</text:p>
          </table:table-cell>
          <table:table-cell table:number-columns-repeated="1017"/>
        </table:table-row>
        <table:table-row table:style-name="ro2">
          <table:table-cell office:value-type="string">
            <text:p>R10</text:p>
          </table:table-cell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100K OHM 5% 1/4W 0603</text:p>
          </table:table-cell>
          <table:table-cell office:value-type="string">
            <text:p>ESR03EZPJ104</text:p>
          </table:table-cell>
          <table:table-cell office:value-type="string">
            <text:p>RHM100KDCT-ND</text:p>
          </table:table-cell>
          <table:table-cell office:value-type="string">
            <text:p>Rohm</text:p>
          </table:table-cell>
          <table:table-cell table:number-columns-repeated="1017"/>
        </table:table-row>
        <table:table-row table:style-name="ro1">
          <table:table-cell office:value-type="string">
            <text:p>R11-12</text:p>
          </table:table-cell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RES SMD 27 OHM 1% 1/4W 0603</text:p>
          </table:table-cell>
          <table:table-cell office:value-type="string">
            <text:p>ERJ-PA3F27R0V</text:p>
          </table:table-cell>
          <table:table-cell office:value-type="string">
            <text:p>P27.00BYCT-ND</text:p>
          </table:table-cell>
          <table:table-cell office:value-type="string">
            <text:p>Panasonic</text:p>
          </table:table-cell>
          <table:table-cell table:number-columns-repeated="1017"/>
        </table:table-row>
        <table:table-row table:style-name="ro2">
          <table:table-cell office:value-type="string">
            <text:p>R13-14</text:p>
          </table:table-cell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table:style-name="ce6" office:value-type="string">
            <text:p>RES SMD 1K OHM 5% 1/10W 0603 </text:p>
          </table:table-cell>
          <table:table-cell table:style-name="ce6" office:value-type="string">
            <text:p>RC0603JR-071KL </text:p>
          </table:table-cell>
          <table:table-cell table:style-name="ce6" office:value-type="string">
            <text:p>311-1.0KGRCT-ND 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2">
          <table:table-cell office:value-type="string">
            <text:p>R15-22</text:p>
          </table:table-cell>
          <table:table-cell office:value-type="string">
            <text:p>1.5k</text:p>
          </table:table-cell>
          <table:table-cell office:value-type="float" office:value="1">
            <text:p>1</text:p>
          </table:table-cell>
          <table:table-cell office:value-type="string">
            <text:p>RES 1.5K OHM 1/4W 5% CARBON FILM</text:p>
          </table:table-cell>
          <table:table-cell office:value-type="string">
            <text:p>CF14JT1K50</text:p>
          </table:table-cell>
          <table:table-cell office:value-type="string">
            <text:p>CF14JT1K50CT-ND</text:p>
          </table:table-cell>
          <table:table-cell office:value-type="string">
            <text:p>Stackpole</text:p>
          </table:table-cell>
          <table:table-cell table:number-columns-repeated="1017"/>
        </table:table-row>
        <table:table-row table:style-name="ro2">
          <table:table-cell office:value-type="string">
            <text:p>R30</text:p>
          </table:table-cell>
          <table:table-cell office:value-type="string">
            <text:p>374Ohm</text:p>
          </table:table-cell>
          <table:table-cell office:value-type="float" office:value="1">
            <text:p>1</text:p>
          </table:table-cell>
          <table:table-cell table:style-name="ce6" office:value-type="string">
            <text:p>RES SMD 374 OHM 1% 1/10W 0603 </text:p>
          </table:table-cell>
          <table:table-cell table:style-name="ce6" office:value-type="string">
            <text:p>RC0603FR-07374RL </text:p>
          </table:table-cell>
          <table:table-cell table:style-name="ce6" office:value-type="string">
            <text:p>311-374HRCT-ND 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T1-8</text:p>
          </table:table-cell>
          <table:table-cell office:value-type="string">
            <text:p>.8A NPN</text:p>
          </table:table-cell>
          <table:table-cell office:value-type="float" office:value="8">
            <text:p>8</text:p>
          </table:table-cell>
          <table:table-cell table:style-name="ce6" office:value-type="string">
            <text:p>TRANS NPN 40V 0.8A TO-18 </text:p>
          </table:table-cell>
          <table:table-cell table:style-name="ce6" office:value-type="string">
            <text:p>2N2222A </text:p>
          </table:table-cell>
          <table:table-cell table:style-name="ce6" office:value-type="string">
            <text:p>2N2222ACS-ND </text:p>
          </table:table-cell>
          <table:table-cell table:style-name="ce6" office:value-type="string">
            <text:p>Central Semi</text:p>
          </table:table-cell>
          <table:table-cell table:number-columns-repeated="1017"/>
        </table:table-row>
        <table:table-row table:style-name="ro2">
          <table:table-cell office:value-type="string">
            <text:p>TM1</text:p>
          </table:table-cell>
          <table:table-cell office:value-type="string">
            <text:p>1k POT</text:p>
          </table:table-cell>
          <table:table-cell office:value-type="float" office:value="1">
            <text:p>1</text:p>
          </table:table-cell>
          <table:table-cell table:style-name="ce5" office:value-type="string">
            <text:p>POT 1K OHM 1/4W PLASTIC LINEAR </text:p>
          </table:table-cell>
          <table:table-cell table:style-name="ce5" office:value-type="string">
            <text:p>3310C-125-102L</text:p>
          </table:table-cell>
          <table:table-cell table:style-name="ce5" office:value-type="string">
            <text:p>3310C-125-102L-ND </text:p>
          </table:table-cell>
          <table:table-cell office:value-type="string">
            <text:p>Bournes Inc.</text:p>
          </table:table-cell>
          <table:table-cell table:number-columns-repeated="1017"/>
        </table:table-row>
        <table:table-row table:style-name="ro2">
          <table:table-cell office:value-type="string">
            <text:p>TM2</text:p>
          </table:table-cell>
          <table:table-cell office:value-type="string">
            <text:p>10k POT</text:p>
          </table:table-cell>
          <table:table-cell office:value-type="float" office:value="1">
            <text:p>1</text:p>
          </table:table-cell>
          <table:table-cell table:style-name="ce6" office:value-type="string">
            <text:p>POT 10K OHM 1/4W PLASTIC LINEAR </text:p>
          </table:table-cell>
          <table:table-cell table:style-name="ce5" office:value-type="string">
            <text:p>3310R-125-103L </text:p>
          </table:table-cell>
          <table:table-cell table:style-name="ce6" office:value-type="string">
            <text:p>3310R-125-103L-ND </text:p>
          </table:table-cell>
          <table:table-cell office:value-type="string">
            <text:p>Bournes Inc.</text:p>
          </table:table-cell>
          <table:table-cell table:number-columns-repeated="1017"/>
        </table:table-row>
        <table:table-row table:style-name="ro2">
          <table:table-cell office:value-type="string">
            <text:p>U1,25,26</text:p>
          </table:table-cell>
          <table:table-cell office:value-type="string">
            <text:p>Prog Header</text:p>
          </table:table-cell>
          <table:table-cell office:value-type="float" office:value="3">
            <text:p>3</text:p>
          </table:table-cell>
          <table:table-cell office:value-type="string">
            <text:p>10POS 2ROW .100Pitch Header</text:p>
          </table:table-cell>
          <table:table-cell table:number-columns-repeated="2" office:value-type="string">
            <text:p>SAM1035-05-ND</text:p>
          </table:table-cell>
          <table:table-cell office:value-type="string">
            <text:p>Amphenol</text:p>
          </table:table-cell>
          <table:table-cell table:number-columns-repeated="1017"/>
        </table:table-row>
        <table:table-row table:style-name="ro1">
          <table:table-cell office:value-type="string">
            <text:p>U2,7,17,19-22,24</text:p>
          </table:table-cell>
          <table:table-cell office:value-type="string">
            <text:p>SSR</text:p>
          </table:table-cell>
          <table:table-cell office:value-type="float" office:value="8">
            <text:p>8</text:p>
          </table:table-cell>
          <table:table-cell office:value-type="string">
            <text:p>5VDC/100-240VAC 2A SSR</text:p>
          </table:table-cell>
          <table:table-cell office:value-type="string">
            <text:p>G3MC-202P-DC5</text:p>
          </table:table-cell>
          <table:table-cell office:value-type="string">
            <text:p>653-G3MC-202P-DC5</text:p>
          </table:table-cell>
          <table:table-cell office:value-type="string">
            <text:p>OMRON</text:p>
          </table:table-cell>
          <table:table-cell table:number-columns-repeated="1017"/>
        </table:table-row>
        <table:table-row table:style-name="ro2">
          <table:table-cell office:value-type="string">
            <text:p>U3,5,10-16,18</text:p>
          </table:table-cell>
          <table:table-cell office:value-type="string">
            <text:p>Red LED</text:p>
          </table:table-cell>
          <table:table-cell office:value-type="float" office:value="10">
            <text:p>10</text:p>
          </table:table-cell>
          <table:table-cell office:value-type="string">
            <text:p>LED 0402 RED 50MW 20MA SMD</text:p>
          </table:table-cell>
          <table:table-cell office:value-type="string">
            <text:p>SML-P11UTT86</text:p>
          </table:table-cell>
          <table:table-cell office:value-type="string">
            <text:p>511-1653-1-ND</text:p>
          </table:table-cell>
          <table:table-cell office:value-type="string">
            <text:p>Rohm</text:p>
          </table:table-cell>
          <table:table-cell table:number-columns-repeated="1017"/>
        </table:table-row>
        <table:table-row table:style-name="ro2">
          <table:table-cell office:value-type="string">
            <text:p>U4</text:p>
          </table:table-cell>
          <table:table-cell office:value-type="string">
            <text:p>USB Con</text:p>
          </table:table-cell>
          <table:table-cell office:value-type="float" office:value="1">
            <text:p>1</text:p>
          </table:table-cell>
          <table:table-cell table:style-name="ce6" office:value-type="string">
            <text:p>micro B USB 2.0 5POS</text:p>
          </table:table-cell>
          <table:table-cell table:style-name="ce6" office:value-type="string">
            <text:p>10118193-0001LF </text:p>
          </table:table-cell>
          <table:table-cell table:style-name="ce6" office:value-type="string">
            <text:p>609-4616-1-ND </text:p>
          </table:table-cell>
          <table:table-cell office:value-type="string">
            <text:p>Amphenol</text:p>
          </table:table-cell>
          <table:table-cell table:number-columns-repeated="1017"/>
        </table:table-row>
        <table:table-row table:style-name="ro2">
          <table:table-cell office:value-type="string">
            <text:p>U6</text:p>
          </table:table-cell>
          <table:table-cell office:value-type="string">
            <text:p>Resonato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CSTCE16M0V53-R0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U8</text:p>
          </table:table-cell>
          <table:table-cell office:value-type="string">
            <text:p>USB/UART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CSTCE16M0V53-R0</text:p>
          </table:table-cell>
          <table:table-cell office:value-type="string">
            <text:p>FTDI</text:p>
          </table:table-cell>
          <table:table-cell table:number-columns-repeated="1017"/>
        </table:table-row>
        <table:table-row table:style-name="ro1">
          <table:table-cell office:value-type="string">
            <text:p>U9</text:p>
          </table:table-cell>
          <table:table-cell office:value-type="string">
            <text:p>Diode Array</text:p>
          </table:table-cell>
          <table:table-cell office:value-type="float" office:value="1">
            <text:p>1</text:p>
          </table:table-cell>
          <table:table-cell office:value-type="string">
            <text:p>TVS Diode 6VWM 13VC SC706</text:p>
          </table:table-cell>
          <table:table-cell office:value-type="string">
            <text:p>SP3002-04JTG</text:p>
          </table:table-cell>
          <table:table-cell office:value-type="string">
            <text:p>F2916TR-ND</text:p>
          </table:table-cell>
          <table:table-cell office:value-type="string">
            <text:p>Little Fuse</text:p>
          </table:table-cell>
          <table:table-cell table:number-columns-repeated="1017"/>
        </table:table-row>
        <table:table-row table:style-name="ro1">
          <table:table-cell office:value-type="string">
            <text:p>U23</text:p>
          </table:table-cell>
          <table:table-cell office:value-type="string">
            <text:p>RN52 Bluetooth</text:p>
          </table:table-cell>
          <table:table-cell office:value-type="float" office:value="1">
            <text:p>1</text:p>
          </table:table-cell>
          <table:table-cell table:style-name="ce6" office:value-type="string">
            <text:p>BLUETOOTH 3.0 CLASS2 AUD </text:p>
          </table:table-cell>
          <table:table-cell table:style-name="ce6" office:value-type="string">
            <text:p>RN52-I/RM116 </text:p>
          </table:table-cell>
          <table:table-cell table:style-name="ce6" office:value-type="string">
            <text:p>RN52-I/RM116-ND</text:p>
          </table:table-cell>
          <table:table-cell office:value-type="string">
            <text:p>Microchip</text:p>
          </table:table-cell>
          <table:table-cell table:number-columns-repeated="1017"/>
        </table:table-row>
        <table:table-row table:style-name="ro2">
          <table:table-cell office:value-type="string">
            <text:p>U27</text:p>
          </table:table-cell>
          <table:table-cell office:value-type="string">
            <text:p>Test Header</text:p>
          </table:table-cell>
          <table:table-cell office:value-type="float" office:value="1">
            <text:p>1</text:p>
          </table:table-cell>
          <table:table-cell office:value-type="string">
            <text:p>5pin JTAG Connector</text:p>
          </table:table-cell>
          <table:table-cell office:value-type="string">
            <text:p>TSW-105-07-T-S</text:p>
          </table:table-cell>
          <table:table-cell office:value-type="string">
            <text:p><text:s/>SAM1035-05-ND</text:p>
          </table:table-cell>
          <table:table-cell office:value-type="string">
            <text:p>Samtec</text:p>
          </table:table-cell>
          <table:table-cell table:number-columns-repeated="1017"/>
        </table:table-row>
        <table:table-row table:style-name="ro1">
          <table:table-cell office:value-type="string">
            <text:p>U$28</text:p>
          </table:table-cell>
          <table:table-cell office:value-type="string">
            <text:p>Differential to SE AMP</text:p>
          </table:table-cell>
          <table:table-cell office:value-type="float" office:value="1">
            <text:p>1</text:p>
          </table:table-cell>
          <table:table-cell table:style-name="ce6" office:value-type="string">
            <text:p>IC AMP AUDIO PWR .15W AB 10MSOP </text:p>
          </table:table-cell>
          <table:table-cell table:style-name="ce6" office:value-type="string">
            <text:p>TPA6112A2DGQR </text:p>
          </table:table-cell>
          <table:table-cell table:style-name="ce6" office:value-type="string">
            <text:p>296-10848-1-ND </text:p>
          </table:table-cell>
          <table:table-cell office:value-type="string">
            <text:p>TI</text:p>
          </table:table-cell>
          <table:table-cell table:number-columns-repeated="1017"/>
        </table:table-row>
        <table:table-row table:style-name="ro2">
          <table:table-cell office:value-type="string">
            <text:p>U29</text:p>
          </table:table-cell>
          <table:table-cell office:value-type="string">
            <text:p>2 pin Jumper</text:p>
          </table:table-cell>
          <table:table-cell office:value-type="float" office:value="1">
            <text:p>1</text:p>
          </table:table-cell>
          <table:table-cell office:value-type="string">
            <text:p>2pin Connector</text:p>
          </table:table-cell>
          <table:table-cell office:value-type="string">
            <text:p>TSW-102-14-T-S</text:p>
          </table:table-cell>
          <table:table-cell office:value-type="string">
            <text:p>SAM1059-02-ND</text:p>
          </table:table-cell>
          <table:table-cell office:value-type="string">
            <text:p>Samtec</text:p>
          </table:table-cell>
          <table:table-cell table:number-columns-repeated="1017"/>
        </table:table-row>
        <table:table-row table:style-name="ro2">
          <table:table-cell office:value-type="string">
            <text:p>U$30</text:p>
          </table:table-cell>
          <table:table-cell office:value-type="string">
            <text:p>ATMEGA328P-AURCT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C MCU 8BIT 32KB FLASH 32TQFP </text:p>
          </table:table-cell>
          <table:table-cell table:style-name="ce5" office:value-type="string">
            <text:p>ATMEGA328P-AUR</text:p>
          </table:table-cell>
          <table:table-cell table:style-name="ce6" office:value-type="string">
            <text:p>ATMEGA328P-AURCT-ND </text:p>
          </table:table-cell>
          <table:table-cell office:value-type="string">
            <text:p>Atmel</text:p>
          </table:table-cell>
          <table:table-cell table:number-columns-repeated="1017"/>
        </table:table-row>
        <table:table-row table:style-name="ro2">
          <table:table-cell office:value-type="string">
            <text:p>U31-39</text:p>
          </table:table-cell>
          <table:table-cell office:value-type="string">
            <text:p>AC Con</text:p>
          </table:table-cell>
          <table:table-cell table:style-name="ce2" office:value-type="float" office:value="9">
            <text:p>9</text:p>
          </table:table-cell>
          <table:table-cell office:value-type="string">
            <text:p>738W-CX2-01</text:p>
          </table:table-cell>
          <table:table-cell table:style-name="ce5" office:value-type="string">
            <text:p>738W-CX2/01 </text:p>
          </table:table-cell>
          <table:table-cell table:style-name="ce5" office:value-type="string">
            <text:p>Q281-ND </text:p>
          </table:table-cell>
          <table:table-cell office:value-type="string">
            <text:p>Qualtek</text:p>
          </table:table-cell>
          <table:table-cell table:number-columns-repeated="1017"/>
        </table:table-row>
        <table:table-row table:style-name="ro2">
          <table:table-cell office:value-type="string">
            <text:p>U$40</text:p>
          </table:table-cell>
          <table:table-cell office:value-type="string">
            <text:p>9V Barell Con</text:p>
          </table:table-cell>
          <table:table-cell table:style-name="ce2" office:value-type="float" office:value="1">
            <text:p>1</text:p>
          </table:table-cell>
          <table:table-cell office:value-type="string">
            <text:p>PWR Jack 2x5.5 high</text:p>
          </table:table-cell>
          <table:table-cell table:number-columns-repeated="2" office:value-type="string">
            <text:p>CUI_INC_PF202A</text:p>
          </table:table-cell>
          <table:table-cell office:value-type="string">
            <text:p>CUI</text:p>
          </table:table-cell>
          <table:table-cell table:number-columns-repeated="1017"/>
        </table:table-row>
        <table:table-row table:style-name="ro3">
          <table:table-cell office:value-type="string">
            <text:p>X2</text:p>
          </table:table-cell>
          <table:table-cell office:value-type="string">
            <text:p>3.5mm Jack</text:p>
          </table:table-cell>
          <table:table-cell table:style-name="ce2" office:value-type="float" office:value="1">
            <text:p>1</text:p>
          </table:table-cell>
          <table:table-cell office:value-type="string">
            <text:p>3.5mm Jack</text:p>
          </table:table-cell>
          <table:table-cell office:value-type="string">
            <text:p>Lumberg <text:span text:style-name="T1">1502 01</text:span></text:p>
          </table:table-cell>
          <table:table-cell table:style-name="ce6" office:value-type="string">
            <text:p>13M3743 </text:p>
          </table:table-cell>
          <table:table-cell office:value-type="string">
            <text:p>Lumberg</text:p>
          </table:table-cell>
          <table:table-cell table:number-columns-repeated="1017"/>
        </table:table-row>
        <table:table-row table:style-name="ro1">
          <table:table-cell office:value-type="string">
            <text:p>IC1</text:p>
          </table:table-cell>
          <table:table-cell office:value-type="string">
            <text:p>Low Voltage AMP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C AMP AUDIO PWR 1W MONO AB 8DIP </text:p>
          </table:table-cell>
          <table:table-cell table:style-name="ce6" office:value-type="string">
            <text:p>LM386N-4/NOPB </text:p>
          </table:table-cell>
          <table:table-cell table:style-name="ce6" office:value-type="string">
            <text:p>LM386N-4/NOPB-ND </text:p>
          </table:table-cell>
          <table:table-cell office:value-type="string">
            <text:p>TI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3/07/2016</text:date>, <text:time>13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y_5f_lights_5f_rev2_5f_bom" style:display-name="PageStyle_any_lights_rev2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3:36:44.98</dc:date>
    <dc:creator>Nick McMillan</dc:creator>
    <meta:generator>OpenOffice/4.1.2$Win32 OpenOffice.org_project/412m3$Build-9782</meta:generator>
    <meta:editing-duration>PT4H7M31S</meta:editing-duration>
    <meta:editing-cycles>82</meta:editing-cycles>
    <meta:document-statistic meta:table-count="1" meta:cell-count="295" meta:object-count="0"/>
  </office:meta>
</office:document-meta>
</file>